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0000000200B282ECC5.png"/>
  <manifest:file-entry manifest:media-type="image/png" manifest:full-path="Pictures/100002010000003A0000003838EE4726.png"/>
  <manifest:file-entry manifest:media-type="image/png" manifest:full-path="Pictures/100002010000003C0000003AFB3143EE.png"/>
  <manifest:file-entry manifest:media-type="image/png" manifest:full-path="Pictures/10000201000000870000006C87AE9006.png"/>
  <manifest:file-entry manifest:media-type="image/png" manifest:full-path="Pictures/1000020100000073000000D825A51A8C.png"/>
  <manifest:file-entry manifest:media-type="image/png" manifest:full-path="Pictures/1000020100000073000000D8C148BA6B.png"/>
  <manifest:file-entry manifest:media-type="image/png" manifest:full-path="Pictures/10000201000001B6000000F83BCD9A3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fill="solid" draw:fill-color="#ffff66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Objekt_20_bez_20_výplně_20_a_20_bez_20_čáry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ě_20_a_20_bez_20_čáry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objectwithoutfill">
      <style:graphic-properties draw:stroke="dash" draw:stroke-dash="Ultrafine_20_Dashed" svg:stroke-width="0.1cm" svg:stroke-color="#cccccc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style:text-properties fo:color="#cccccc"/>
    </style:style>
    <style:style style:name="T1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5.5cm" svg:height="5.199cm" draw:transform="skewX (0.0005235987755982) rotate (0.0005235987755982) translate (15cm 4.001cm)">
          <text:p/>
          <draw:enhanced-geometry svg:viewBox="0 0 21600 21600" draw:mirror-horizontal="false" draw:mirror-vertical="false" draw:text-areas="0 0 21600 21600" draw:type="circular-arrow" draw:modifiers="180 -88.3975996457649 6660.5870893698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5.5cm" svg:height="5.199cm" draw:transform="skewX (-0.0005235987755982) rotate (0.0005235987755982) translate (0.5cm 3.901cm)">
          <text:p/>
          <draw:enhanced-geometry svg:viewBox="0 0 21600 21600" draw:mirror-vertical="false" draw:mirror-horizontal="true" draw:text-areas="0 0 21600 21600" draw:type="circular-arrow" draw:modifiers="180 -88.3975996457649 6660.5870893698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.8cm" svg:height="5cm" svg:x="9.6cm" svg:y="1.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1" draw:layer="layout" svg:width="2.89cm" svg:height="1.637cm" svg:x="9.1cm" svg:y="11.863cm">
          <draw:image xlink:href="Pictures/10000201000001B6000000F83BCD9A3A.png" xlink:type="simple" xlink:show="embed" xlink:actuate="onLoad">
            <text:p/>
          </draw:image>
        </draw:frame>
        <draw:frame draw:style-name="gr3" draw:text-style-name="P1" draw:layer="layout" svg:width="2.89cm" svg:height="1.637cm" draw:transform="rotate (0.433016187419711) translate (3.908cm 12.439cm)">
          <draw:image xlink:href="Pictures/10000201000001B6000000F83BCD9A3A.png" xlink:type="simple" xlink:show="embed" xlink:actuate="onLoad">
            <text:p/>
          </draw:image>
        </draw:frame>
        <draw:frame draw:style-name="gr3" draw:text-style-name="P1" draw:layer="layout" svg:width="2.89cm" svg:height="1.637cm" draw:transform="rotate (-0.390604686597444) translate (14.421cm 11.311cm)">
          <draw:image xlink:href="Pictures/10000201000001B6000000F83BCD9A3A.png" xlink:type="simple" xlink:show="embed" xlink:actuate="onLoad">
            <text:p/>
          </draw:image>
        </draw:frame>
        <draw:frame draw:style-name="gr3" draw:text-style-name="P1" draw:layer="layout" svg:width="1.011cm" svg:height="1.9cm" svg:x="9.989cm" svg:y="6.8cm">
          <draw:image xlink:href="Pictures/1000020100000073000000D8C148BA6B.png" xlink:type="simple" xlink:show="embed" xlink:actuate="onLoad">
            <text:p/>
          </draw:image>
        </draw:frame>
        <draw:frame draw:style-name="gr3" draw:text-style-name="P1" draw:layer="layout" svg:width="1cm" svg:height="1.878cm" svg:x="5cm" svg:y="6.822cm">
          <draw:image xlink:href="Pictures/1000020100000073000000D825A51A8C.png" xlink:type="simple" xlink:show="embed" xlink:actuate="onLoad">
            <text:p/>
          </draw:image>
        </draw:frame>
        <draw:frame draw:style-name="gr4" draw:text-style-name="P1" draw:layer="layout" svg:width="1.002cm" svg:height="1.882cm" svg:x="15cm" svg:y="6.818cm">
          <draw:image xlink:href="Pictures/1000020100000073000000D825A51A8C.png" xlink:type="simple" xlink:show="embed" xlink:actuate="onLoad">
            <text:p/>
          </draw:image>
        </draw:frame>
        <draw:custom-shape draw:style-name="gr5" draw:text-style-name="P1" draw:layer="layout" svg:width="1.918cm" svg:height="1cm" draw:transform="rotate (1.5707963267946) translate (10cm 11.418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918cm" svg:height="1cm" draw:transform="rotate (1.5707963267946) translate (15cm 11.418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918cm" svg:height="1cm" draw:transform="rotate (1.5707963267946) translate (5cm 11.418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1" draw:layer="layout" svg:width="2.89cm" svg:height="1.637cm" draw:transform="rotate (0.433016187419711) translate (3.909cm 18.64cm)">
          <draw:image xlink:href="Pictures/10000201000001B6000000F83BCD9A3A.png" xlink:type="simple" xlink:show="embed" xlink:actuate="onLoad">
            <text:p/>
          </draw:image>
        </draw:frame>
        <draw:frame draw:style-name="gr3" draw:text-style-name="P1" draw:layer="layout" svg:width="2.89cm" svg:height="1.637cm" draw:transform="rotate (-0.390604686597444) translate (14.422cm 17.512cm)">
          <draw:image xlink:href="Pictures/10000201000001B6000000F83BCD9A3A.png" xlink:type="simple" xlink:show="embed" xlink:actuate="onLoad">
            <text:p/>
          </draw:image>
        </draw:frame>
        <draw:frame draw:style-name="gr3" draw:text-style-name="P1" draw:layer="layout" svg:width="1cm" svg:height="1.878cm" svg:x="5cm" svg:y="15.022cm">
          <draw:image xlink:href="Pictures/1000020100000073000000D825A51A8C.png" xlink:type="simple" xlink:show="embed" xlink:actuate="onLoad">
            <text:p/>
          </draw:image>
        </draw:frame>
        <draw:frame draw:style-name="gr4" draw:text-style-name="P1" draw:layer="layout" svg:width="1.002cm" svg:height="1.882cm" svg:x="15cm" svg:y="15.018cm">
          <draw:image xlink:href="Pictures/1000020100000073000000D825A51A8C.png" xlink:type="simple" xlink:show="embed" xlink:actuate="onLoad">
            <text:p/>
          </draw:image>
        </draw:frame>
        <draw:custom-shape draw:style-name="gr2" draw:text-style-name="P1" draw:layer="layout" svg:width="1.8cm" svg:height="2.8cm" draw:transform="rotate (-1.57079632679579) translate (19cm 15.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8cm" svg:height="2.8cm" draw:transform="rotate (1.5707963267946) translate (2cm 16.9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1" draw:layer="layout" svg:width="1.4cm" svg:height="0.988cm" svg:x="9.8cm" svg:y="16cm">
          <draw:image xlink:href="Pictures/10000201000000870000006C87AE9006.png" xlink:type="simple" xlink:show="embed" xlink:actuate="onLoad">
            <text:p/>
          </draw:image>
        </draw:frame>
        <draw:rect draw:style-name="gr6" draw:text-style-name="P1" draw:layer="layout" svg:width="2.9cm" svg:height="0.2cm" svg:x="9.1cm" svg:y="19cm">
          <text:p/>
        </draw:rect>
        <draw:frame draw:style-name="gr3" draw:text-style-name="P1" draw:layer="layout" svg:width="1.443cm" svg:height="1.394cm" svg:x="2.057cm" svg:y="24cm">
          <draw:image xlink:href="Pictures/100002010000003A0000003838EE4726.png" xlink:type="simple" xlink:show="embed" xlink:actuate="onLoad">
            <text:p/>
          </draw:image>
        </draw:frame>
        <draw:line draw:style-name="gr7" draw:text-style-name="P1" draw:layer="layout" svg:x1="2cm" svg:y1="22.2cm" svg:x2="19cm" svg:y2="22.2cm">
          <text:p/>
        </draw:line>
        <draw:frame draw:style-name="gr8" draw:text-style-name="P2" draw:layer="layout" svg:width="15cm" svg:height="1.3cm" svg:x="1.7cm" svg:y="22.6cm">
          <draw:text-box>
            <text:p><text:span text:style-name="T1">Alternative</text:span></text:p>
          </draw:text-box>
        </draw:frame>
        <draw:frame draw:style-name="gr8" draw:text-style-name="P2" draw:layer="layout" svg:width="15cm" svg:height="1.3cm" svg:x="5.2cm" svg:y="24.4cm">
          <draw:text-box>
            <text:p><text:span text:style-name="T1">Single tap – Jump</text:span></text:p>
          </draw:text-box>
        </draw:frame>
        <draw:frame draw:style-name="gr3" draw:text-style-name="P1" draw:layer="layout" svg:width="1.493cm" svg:height="1.443cm" svg:x="2cm" svg:y="25.757cm">
          <draw:image xlink:href="Pictures/100002010000003C0000003AFB3143EE.png" xlink:type="simple" xlink:show="embed" xlink:actuate="onLoad">
            <text:p/>
          </draw:image>
        </draw:frame>
        <draw:frame draw:style-name="gr3" draw:text-style-name="P1" draw:layer="layout" svg:width="1.2cm" svg:height="1.2cm" svg:x="3.8cm" svg:y="25.9cm">
          <draw:image xlink:href="Pictures/100002010000020000000200B282ECC5.png" xlink:type="simple" xlink:show="embed" xlink:actuate="onLoad">
            <text:p/>
          </draw:image>
        </draw:frame>
        <draw:frame draw:style-name="gr8" draw:text-style-name="P2" draw:layer="layout" svg:width="15cm" svg:height="1.3cm" svg:x="5.2cm" svg:y="25.9cm">
          <draw:text-box>
            <text:p><text:span text:style-name="T1">Tap and hold – Exit</text:span></text:p>
          </draw:text-box>
        </draw:frame>
        <draw:custom-shape draw:style-name="gr2" draw:text-style-name="P1" draw:layer="layout" svg:width="1.2cm" svg:height="1.4cm" svg:x="3.7cm" svg:y="24.1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cccccc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deněk Skulínek</meta:initial-creator>
    <meta:creation-date>2018-08-23T11:44:55</meta:creation-date>
    <dc:date>2019-03-04T18:50:46</dc:date>
    <dc:creator>Zdeněk Skulínek</dc:creator>
    <meta:editing-duration>P1DT23H57M2S</meta:editing-duration>
    <meta:editing-cycles>8</meta:editing-cycles>
    <meta:generator>OpenOffice/4.1.0$Unix OpenOffice.org_project/410m18$Build-9764</meta:generator>
    <meta:document-statistic meta:object-count="28"/>
  </office:meta>
</office:document-meta>
</file>